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01_Apr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Id:7 [Tue Mar 27 04:04:40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-0.016119" calcext:value-type="float">
            <text:p>-0.016119</text:p>
          </table:table-cell>
          <table:table-cell office:value-type="float" office:value="-0.132483" calcext:value-type="float">
            <text:p>-0.132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5:0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38249" calcext:value-type="float">
            <text:p>1.638249</text:p>
          </table:table-cell>
          <table:table-cell office:value-type="float" office:value="-0.02341" calcext:value-type="float">
            <text:p>-0.02341</text:p>
          </table:table-cell>
          <table:table-cell office:value-type="float" office:value="-0.140208" calcext:value-type="float">
            <text:p>-0.140208</text:p>
          </table:table-cell>
          <table:table-cell table:formula="of:=[.E2]-[.E1]" office:value-type="float" office:value="-0.013401" calcext:value-type="float">
            <text:p>-0.013401</text:p>
          </table:table-cell>
          <table:table-cell table:formula="of:=[.F2]-[.F1]" office:value-type="float" office:value="-0.007291" calcext:value-type="float">
            <text:p>-0.007291</text:p>
          </table:table-cell>
          <table:table-cell table:formula="of:=[.G2]-[.G1]" office:value-type="float" office:value="-0.00772500000000001" calcext:value-type="float">
            <text:p>-0.007725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6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674" calcext:value-type="float">
            <text:p>1.654674</text:p>
          </table:table-cell>
          <table:table-cell office:value-type="float" office:value="-0.019022" calcext:value-type="float">
            <text:p>-0.019022</text:p>
          </table:table-cell>
          <table:table-cell office:value-type="float" office:value="-0.133869" calcext:value-type="float">
            <text:p>-0.13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7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27691" calcext:value-type="float">
            <text:p>1.627691</text:p>
          </table:table-cell>
          <table:table-cell office:value-type="float" office:value="-0.017434" calcext:value-type="float">
            <text:p>-0.017434</text:p>
          </table:table-cell>
          <table:table-cell office:value-type="float" office:value="-0.132962" calcext:value-type="float">
            <text:p>-0.132962</text:p>
          </table:table-cell>
          <table:table-cell table:formula="of:=[.E4]-[.E3]" office:value-type="float" office:value="-0.026983" calcext:value-type="float">
            <text:p>-0.026983</text:p>
          </table:table-cell>
          <table:table-cell table:formula="of:=[.F4]-[.F3]" office:value-type="float" office:value="0.001588" calcext:value-type="float">
            <text:p>0.001588</text:p>
          </table:table-cell>
          <table:table-cell table:formula="of:=[.G4]-[.G3]" office:value-type="float" office:value="0.000906999999999991" calcext:value-type="float">
            <text:p>0.000907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8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505" calcext:value-type="float">
            <text:p>1.654505</text:p>
          </table:table-cell>
          <table:table-cell office:value-type="float" office:value="-0.016396" calcext:value-type="float">
            <text:p>-0.016396</text:p>
          </table:table-cell>
          <table:table-cell office:value-type="float" office:value="-0.132874" calcext:value-type="float">
            <text:p>-0.132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8:48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09349" calcext:value-type="float">
            <text:p>1.609349</text:p>
          </table:table-cell>
          <table:table-cell office:value-type="float" office:value="-0.022072" calcext:value-type="float">
            <text:p>-0.022072</text:p>
          </table:table-cell>
          <table:table-cell office:value-type="float" office:value="-0.134646" calcext:value-type="float">
            <text:p>-0.134646</text:p>
          </table:table-cell>
          <table:table-cell table:formula="of:=[.E6]-[.E5]" office:value-type="float" office:value="-0.045156" calcext:value-type="float">
            <text:p>-0.045156</text:p>
          </table:table-cell>
          <table:table-cell table:formula="of:=[.F6]-[.F5]" office:value-type="float" office:value="-0.005676" calcext:value-type="float">
            <text:p>-0.005676</text:p>
          </table:table-cell>
          <table:table-cell table:formula="of:=[.G6]-[.G5]" office:value-type="float" office:value="-0.001772" calcext:value-type="float">
            <text:p>-0.001772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9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784" calcext:value-type="float">
            <text:p>1.651784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-0.133214" calcext:value-type="float">
            <text:p>-0.133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9:44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95367" calcext:value-type="float">
            <text:p>1.595367</text:p>
          </table:table-cell>
          <table:table-cell office:value-type="float" office:value="-0.015667" calcext:value-type="float">
            <text:p>-0.015667</text:p>
          </table:table-cell>
          <table:table-cell office:value-type="float" office:value="-0.130091" calcext:value-type="float">
            <text:p>-0.130091</text:p>
          </table:table-cell>
          <table:table-cell table:formula="of:=[.E8]-[.E7]" office:value-type="float" office:value="-0.0564169999999999" calcext:value-type="float">
            <text:p>-0.056417</text:p>
          </table:table-cell>
          <table:table-cell table:formula="of:=[.F8]-[.F7]" office:value-type="float" office:value="-0.002277" calcext:value-type="float">
            <text:p>-0.002277</text:p>
          </table:table-cell>
          <table:table-cell table:formula="of:=[.G8]-[.G7]" office:value-type="float" office:value="0.00312300000000001" calcext:value-type="float">
            <text:p>0.00312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0:3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337" calcext:value-type="float">
            <text:p>1.651337</text:p>
          </table:table-cell>
          <table:table-cell office:value-type="float" office:value="-0.025312" calcext:value-type="float">
            <text:p>-0.025312</text:p>
          </table:table-cell>
          <table:table-cell office:value-type="float" office:value="-0.131175" calcext:value-type="float">
            <text:p>-0.131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1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73734" calcext:value-type="float">
            <text:p>1.573734</text:p>
          </table:table-cell>
          <table:table-cell office:value-type="float" office:value="-0.030278" calcext:value-type="float">
            <text:p>-0.030278</text:p>
          </table:table-cell>
          <table:table-cell office:value-type="float" office:value="-0.120261" calcext:value-type="float">
            <text:p>-0.120261</text:p>
          </table:table-cell>
          <table:table-cell table:formula="of:=[.E10]-[.E9]" office:value-type="float" office:value="-0.0776029999999999" calcext:value-type="float">
            <text:p>-0.077603</text:p>
          </table:table-cell>
          <table:table-cell table:formula="of:=[.F10]-[.F9]" office:value-type="float" office:value="-0.004966" calcext:value-type="float">
            <text:p>-0.004966</text:p>
          </table:table-cell>
          <table:table-cell table:formula="of:=[.G10]-[.G9]" office:value-type="float" office:value="0.010914" calcext:value-type="float">
            <text:p>0.0109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1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7947" calcext:value-type="float">
            <text:p>1.647947</text:p>
          </table:table-cell>
          <table:table-cell office:value-type="float" office:value="-0.01378" calcext:value-type="float">
            <text:p>-0.01378</text:p>
          </table:table-cell>
          <table:table-cell office:value-type="float" office:value="-0.138047" calcext:value-type="float">
            <text:p>-0.138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2:2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59132" calcext:value-type="float">
            <text:p>1.559132</text:p>
          </table:table-cell>
          <table:table-cell office:value-type="float" office:value="-0.022671" calcext:value-type="float">
            <text:p>-0.022671</text:p>
          </table:table-cell>
          <table:table-cell office:value-type="float" office:value="-0.129633" calcext:value-type="float">
            <text:p>-0.129633</text:p>
          </table:table-cell>
          <table:table-cell table:formula="of:=[.E12]-[.E11]" office:value-type="float" office:value="-0.0888149999999999" calcext:value-type="float">
            <text:p>-0.088815</text:p>
          </table:table-cell>
          <table:table-cell table:formula="of:=[.F12]-[.F11]" office:value-type="float" office:value="-0.008891" calcext:value-type="float">
            <text:p>-0.008891</text:p>
          </table:table-cell>
          <table:table-cell table:formula="of:=[.G12]-[.G11]" office:value-type="float" office:value="0.00841400000000001" calcext:value-type="float">
            <text:p>0.0084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2:5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0577" calcext:value-type="float">
            <text:p>1.650577</text:p>
          </table:table-cell>
          <table:table-cell office:value-type="float" office:value="-0.011689" calcext:value-type="float">
            <text:p>-0.011689</text:p>
          </table:table-cell>
          <table:table-cell office:value-type="float" office:value="-0.1369" calcext:value-type="float">
            <text:p>-0.1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3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43642" calcext:value-type="float">
            <text:p>1.543642</text:p>
          </table:table-cell>
          <table:table-cell office:value-type="float" office:value="-0.038031" calcext:value-type="float">
            <text:p>-0.038031</text:p>
          </table:table-cell>
          <table:table-cell office:value-type="float" office:value="-0.133517" calcext:value-type="float">
            <text:p>-0.133517</text:p>
          </table:table-cell>
          <table:table-cell table:formula="of:=[.E14]-[.E13]" office:value-type="float" office:value="-0.106935" calcext:value-type="float">
            <text:p>-0.106935</text:p>
          </table:table-cell>
          <table:table-cell table:formula="of:=[.F14]-[.F13]" office:value-type="float" office:value="-0.026342" calcext:value-type="float">
            <text:p>-0.026342</text:p>
          </table:table-cell>
          <table:table-cell table:formula="of:=[.G14]-[.G13]" office:value-type="float" office:value="0.003383" calcext:value-type="float">
            <text:p>0.00338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4:2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8455" calcext:value-type="float">
            <text:p>1.648455</text:p>
          </table:table-cell>
          <table:table-cell office:value-type="float" office:value="-0.016295" calcext:value-type="float">
            <text:p>-0.016295</text:p>
          </table:table-cell>
          <table:table-cell office:value-type="float" office:value="-0.138687" calcext:value-type="float">
            <text:p>-0.138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5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37198" calcext:value-type="float">
            <text:p>1.537198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130688" calcext:value-type="float">
            <text:p>-0.130688</text:p>
          </table:table-cell>
          <table:table-cell table:formula="of:=[.E16]-[.E15]" office:value-type="float" office:value="-0.111257" calcext:value-type="float">
            <text:p>-0.111257</text:p>
          </table:table-cell>
          <table:table-cell table:formula="of:=[.F16]-[.F15]" office:value-type="float" office:value="-0.014398" calcext:value-type="float">
            <text:p>-0.014398</text:p>
          </table:table-cell>
          <table:table-cell table:formula="of:=[.G16]-[.G15]" office:value-type="float" office:value="0.00799900000000001" calcext:value-type="float">
            <text:p>0.007999</text:p>
          </table:table-cell>
          <table:table-cell office:value-type="string" calcext:value-type="string">
            <text:p>Pos 0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[2018-03-27 04:04:42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1875" calcext:value-type="float">
            <text:p>177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5:08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1875" calcext:value-type="float">
            <text:p>177.1875</text:p>
          </table:table-cell>
          <table:table-cell table:formula="of:=[.B23]-[.B22]" office:value-type="float" office:value="-0.0625" calcext:value-type="float">
            <text:p>-0.0625</text:p>
          </table:table-cell>
          <table:table-cell table:formula="of:=[.C23]-[.C22]" office:value-type="float" office:value="-0.3125" calcext:value-type="float">
            <text:p>-0.3125</text:p>
          </table:table-cell>
          <table:table-cell table:formula="of:=[.D23]-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[2018-03-27 04:06:5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2" calcext:value-type="float">
            <text:p>2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7:43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25" calcext:value-type="float">
            <text:p>177.25</text:p>
          </table:table-cell>
          <table:table-cell table:formula="of:=[.B25]-[.B24]" office:value-type="float" office:value="-0.0625" calcext:value-type="float">
            <text:p>-0.0625</text:p>
          </table:table-cell>
          <table:table-cell table:formula="of:=[.C25]-[.C24]" office:value-type="float" office:value="-1.4375" calcext:value-type="float">
            <text:p>-1.4375</text:p>
          </table:table-cell>
          <table:table-cell table:formula="of:=[.D25]-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8:16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8:39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177.25" calcext:value-type="float">
            <text:p>177.25</text:p>
          </table:table-cell>
          <table:table-cell table:formula="of:=[.B27]-[.B26]" office:value-type="float" office:value="-0.0625" calcext:value-type="float">
            <text:p>-0.0625</text:p>
          </table:table-cell>
          <table:table-cell table:formula="of:=[.C27]-[.C26]" office:value-type="float" office:value="-2.4375" calcext:value-type="float">
            <text:p>-2.4375</text:p>
          </table:table-cell>
          <table:table-cell table:formula="of:=[.D27]-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9:1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4375" calcext:value-type="float">
            <text:p>1.437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9:50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3125" calcext:value-type="float">
            <text:p>177.3125</text:p>
          </table:table-cell>
          <table:table-cell table:formula="of:=[.B29]-[.B28]" office:value-type="float" office:value="-0.125" calcext:value-type="float">
            <text:p>-0.125</text:p>
          </table:table-cell>
          <table:table-cell table:formula="of:=[.C29]-[.C28]" office:value-type="float" office:value="-3.25" calcext:value-type="float">
            <text:p>-3.25</text:p>
          </table:table-cell>
          <table:table-cell table:formula="of:=[.D29]-[.D28]" office:value-type="float" office:value="-0.0625" calcext:value-type="float">
            <text:p>-0.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0:35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1:42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2.5" calcext:value-type="float">
            <text:p>-2.5</text:p>
          </table:table-cell>
          <table:table-cell office:value-type="float" office:value="177.125" calcext:value-type="float">
            <text:p>177.125</text:p>
          </table:table-cell>
          <table:table-cell table:formula="of:=[.B31]-[.B30]" office:value-type="float" office:value="-0.125" calcext:value-type="float">
            <text:p>-0.125</text:p>
          </table:table-cell>
          <table:table-cell table:formula="of:=[.C31]-[.C30]" office:value-type="float" office:value="-3.75" calcext:value-type="float">
            <text:p>-3.75</text:p>
          </table:table-cell>
          <table:table-cell table:formula="of:=[.D31]-[.D3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1:57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3125" calcext:value-type="float">
            <text:p>177.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2:30] <text:s text:c="2"/>Sys:3 G:3 A:3 M:3</text:p>
          </table:table-cell>
          <table:table-cell office:value-type="float" office:value="336.625" calcext:value-type="float">
            <text:p>336.625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177.0625" calcext:value-type="float">
            <text:p>177.0625</text:p>
          </table:table-cell>
          <table:table-cell table:formula="of:=[.B33]-[.B32]" office:value-type="float" office:value="-0.1875" calcext:value-type="float">
            <text:p>-0.1875</text:p>
          </table:table-cell>
          <table:table-cell table:formula="of:=[.C33]-[.C32]" office:value-type="float" office:value="-4" calcext:value-type="float">
            <text:p>-4</text:p>
          </table:table-cell>
          <table:table-cell table:formula="of:=[.D33]-[.D32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2:52] <text:s text:c="2"/>Sys:3 G:3 A:3 M:3</text:p>
          </table:table-cell>
          <table:table-cell office:value-type="float" office:value="338.125" calcext:value-type="float">
            <text:p>338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3:16] <text:s text:c="2"/>Sys:3 G:3 A:3 M:3</text:p>
          </table:table-cell>
          <table:table-cell office:value-type="float" office:value="337.9375" calcext:value-type="float">
            <text:p>337.9375</text:p>
          </table:table-cell>
          <table:table-cell office:value-type="float" office:value="-3.875" calcext:value-type="float">
            <text:p>-3.875</text:p>
          </table:table-cell>
          <table:table-cell office:value-type="float" office:value="177.0625" calcext:value-type="float">
            <text:p>177.0625</text:p>
          </table:table-cell>
          <table:table-cell table:formula="of:=[.B35]-[.B34]" office:value-type="float" office:value="-0.1875" calcext:value-type="float">
            <text:p>-0.1875</text:p>
          </table:table-cell>
          <table:table-cell table:formula="of:=[.C35]-[.C34]" office:value-type="float" office:value="-5.625" calcext:value-type="float">
            <text:p>-5.625</text:p>
          </table:table-cell>
          <table:table-cell table:formula="of:=[.D35]-[.D34]" office:value-type="float" office:value="-0.1875" calcext:value-type="float">
            <text:p>-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4:26] <text:s text:c="2"/>Sys:3 G:3 A:3 M:3</text:p>
          </table:table-cell>
          <table:table-cell office:value-type="float" office:value="338.0625" calcext:value-type="float">
            <text:p>338.0625</text:p>
          </table:table-cell>
          <table:table-cell office:value-type="float" office:value="1.5" calcext:value-type="float">
            <text:p>1.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5:24] <text:s text:c="2"/>Sys:3 G:3 A:3 M:3</text:p>
          </table:table-cell>
          <table:table-cell office:value-type="float" office:value="337.875" calcext:value-type="float">
            <text:p>337.875</text:p>
          </table:table-cell>
          <table:table-cell office:value-type="float" office:value="-4.5" calcext:value-type="float">
            <text:p>-4.5</text:p>
          </table:table-cell>
          <table:table-cell office:value-type="float" office:value="177.125" calcext:value-type="float">
            <text:p>177.125</text:p>
          </table:table-cell>
          <table:table-cell table:formula="of:=[.B37]-[.B36]" office:value-type="float" office:value="-0.1875" calcext:value-type="float">
            <text:p>-0.1875</text:p>
          </table:table-cell>
          <table:table-cell table:formula="of:=[.C37]-[.C36]" office:value-type="float" office:value="-6" calcext:value-type="float">
            <text:p>-6</text:p>
          </table:table-cell>
          <table:table-cell table:formula="of:=[.D37]-[.D36]" office:value-type="float" office:value="-0.125" calcext:value-type="float">
            <text:p>-0.125</text:p>
          </table:table-cell>
          <table:table-cell table:number-columns-repeated="4"/>
        </table:table-row>
      </table:table>
      <table:table table:name="pos02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4412" calcext:value-type="float">
            <text:p>1.654412</text:p>
          </table:table-cell>
          <table:table-cell office:value-type="float" office:value="-0.024213" calcext:value-type="float">
            <text:p>-0.024213</text:p>
          </table:table-cell>
          <table:table-cell office:value-type="float" office:value="-0.132298" calcext:value-type="float">
            <text:p>-0.13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06" calcext:value-type="float">
            <text:p>1.645906</text:p>
          </table:table-cell>
          <table:table-cell office:value-type="float" office:value="-0.015811" calcext:value-type="float">
            <text:p>-0.015811</text:p>
          </table:table-cell>
          <table:table-cell office:value-type="float" office:value="-0.132815" calcext:value-type="float">
            <text:p>-0.132815</text:p>
          </table:table-cell>
          <table:table-cell table:formula="of:=[.B2]-[.B1]" office:value-type="float" office:value="-0.0085059999999999" calcext:value-type="float">
            <text:p>-0.008506</text:p>
          </table:table-cell>
          <table:table-cell table:formula="of:=[.C2]-[.C1]" office:value-type="float" office:value="0.008402" calcext:value-type="float">
            <text:p>0.008402</text:p>
          </table:table-cell>
          <table:table-cell table:formula="of:=[.D2]-[.D1]" office:value-type="float" office:value="-0.00051699999999999" calcext:value-type="float">
            <text:p>-0.000517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975" calcext:value-type="float">
            <text:p>1.653975</text:p>
          </table:table-cell>
          <table:table-cell office:value-type="float" office:value="-0.025073" calcext:value-type="float">
            <text:p>-0.025073</text:p>
          </table:table-cell>
          <table:table-cell office:value-type="float" office:value="-0.133343" calcext:value-type="float">
            <text:p>-0.13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312" calcext:value-type="float">
            <text:p>1.6312</text:p>
          </table:table-cell>
          <table:table-cell office:value-type="float" office:value="-0.027981" calcext:value-type="float">
            <text:p>-0.027981</text:p>
          </table:table-cell>
          <table:table-cell office:value-type="float" office:value="-0.135502" calcext:value-type="float">
            <text:p>-0.135502</text:p>
          </table:table-cell>
          <table:table-cell table:formula="of:=[.B4]-[.B3]" office:value-type="float" office:value="-0.022775" calcext:value-type="float">
            <text:p>-0.022775</text:p>
          </table:table-cell>
          <table:table-cell table:formula="of:=[.C4]-[.C3]" office:value-type="float" office:value="-0.002908" calcext:value-type="float">
            <text:p>-0.002908</text:p>
          </table:table-cell>
          <table:table-cell table:formula="of:=[.D4]-[.D3]" office:value-type="float" office:value="-0.00215899999999999" calcext:value-type="float">
            <text:p>-0.00215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136" calcext:value-type="float">
            <text:p>1.653136</text:p>
          </table:table-cell>
          <table:table-cell office:value-type="float" office:value="-0.037157" calcext:value-type="float">
            <text:p>-0.037157</text:p>
          </table:table-cell>
          <table:table-cell office:value-type="float" office:value="-0.13845" calcext:value-type="float">
            <text:p>-0.13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16756" calcext:value-type="float">
            <text:p>1.616756</text:p>
          </table:table-cell>
          <table:table-cell office:value-type="float" office:value="-0.017896" calcext:value-type="float">
            <text:p>-0.017896</text:p>
          </table:table-cell>
          <table:table-cell office:value-type="float" office:value="-0.13436" calcext:value-type="float">
            <text:p>-0.13436</text:p>
          </table:table-cell>
          <table:table-cell table:formula="of:=[.B6]-[.B5]" office:value-type="float" office:value="-0.0363799999999999" calcext:value-type="float">
            <text:p>-0.03638</text:p>
          </table:table-cell>
          <table:table-cell table:formula="of:=[.C6]-[.C5]" office:value-type="float" office:value="0.019261" calcext:value-type="float">
            <text:p>0.019261</text:p>
          </table:table-cell>
          <table:table-cell table:formula="of:=[.D6]-[.D5]" office:value-type="float" office:value="0.00408999999999998" calcext:value-type="float">
            <text:p>0.0040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1203" calcext:value-type="float">
            <text:p>1.651203</text:p>
          </table:table-cell>
          <table:table-cell office:value-type="float" office:value="-0.028191" calcext:value-type="float">
            <text:p>-0.028191</text:p>
          </table:table-cell>
          <table:table-cell office:value-type="float" office:value="-0.134467" calcext:value-type="float">
            <text:p>-0.13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95183" calcext:value-type="float">
            <text:p>1.595183</text:p>
          </table:table-cell>
          <table:table-cell office:value-type="float" office:value="-0.053737" calcext:value-type="float">
            <text:p>-0.053737</text:p>
          </table:table-cell>
          <table:table-cell office:value-type="float" office:value="-0.134327" calcext:value-type="float">
            <text:p>-0.134327</text:p>
          </table:table-cell>
          <table:table-cell table:formula="of:=[.B8]-[.B7]" office:value-type="float" office:value="-0.05602" calcext:value-type="float">
            <text:p>-0.05602</text:p>
          </table:table-cell>
          <table:table-cell table:formula="of:=[.C8]-[.C7]" office:value-type="float" office:value="-0.025546" calcext:value-type="float">
            <text:p>-0.025546</text:p>
          </table:table-cell>
          <table:table-cell table:formula="of:=[.D8]-[.D7]" office:value-type="float" office:value="0.000140000000000001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95" calcext:value-type="float">
            <text:p>1.645995</text:p>
          </table:table-cell>
          <table:table-cell office:value-type="float" office:value="-0.017024" calcext:value-type="float">
            <text:p>-0.017024</text:p>
          </table:table-cell>
          <table:table-cell office:value-type="float" office:value="-0.133422" calcext:value-type="float">
            <text:p>-0.1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81329" calcext:value-type="float">
            <text:p>1.581329</text:p>
          </table:table-cell>
          <table:table-cell office:value-type="float" office:value="-0.016436" calcext:value-type="float">
            <text:p>-0.016436</text:p>
          </table:table-cell>
          <table:table-cell office:value-type="float" office:value="-0.132201" calcext:value-type="float">
            <text:p>-0.132201</text:p>
          </table:table-cell>
          <table:table-cell table:formula="of:=[.B10]-[.B9]" office:value-type="float" office:value="-0.0646660000000001" calcext:value-type="float">
            <text:p>-0.064666</text:p>
          </table:table-cell>
          <table:table-cell table:formula="of:=[.C10]-[.C9]" office:value-type="float" office:value="0.000588000000000002" calcext:value-type="float">
            <text:p>0.000588</text:p>
          </table:table-cell>
          <table:table-cell table:formula="of:=[.D10]-[.D9]" office:value-type="float" office:value="0.001221" calcext:value-type="float">
            <text:p>0.001221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0191" calcext:value-type="float">
            <text:p>1.650191</text:p>
          </table:table-cell>
          <table:table-cell office:value-type="float" office:value="-0.022226" calcext:value-type="float">
            <text:p>-0.022226</text:p>
          </table:table-cell>
          <table:table-cell office:value-type="float" office:value="-0.131206" calcext:value-type="float">
            <text:p>-0.1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61102" calcext:value-type="float">
            <text:p>1.561102</text:p>
          </table:table-cell>
          <table:table-cell office:value-type="float" office:value="-0.025058" calcext:value-type="float">
            <text:p>-0.025058</text:p>
          </table:table-cell>
          <table:table-cell office:value-type="float" office:value="-0.131399" calcext:value-type="float">
            <text:p>-0.131399</text:p>
          </table:table-cell>
          <table:table-cell table:formula="of:=[.B12]-[.B11]" office:value-type="float" office:value="-0.089089" calcext:value-type="float">
            <text:p>-0.089089</text:p>
          </table:table-cell>
          <table:table-cell table:formula="of:=[.C12]-[.C11]" office:value-type="float" office:value="-0.002832" calcext:value-type="float">
            <text:p>-0.002832</text:p>
          </table:table-cell>
          <table:table-cell table:formula="of:=[.D12]-[.D11]" office:value-type="float" office:value="-0.000192999999999999" calcext:value-type="float">
            <text:p>-0.000193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7447" calcext:value-type="float">
            <text:p>1.647447</text:p>
          </table:table-cell>
          <table:table-cell office:value-type="float" office:value="-0.016235" calcext:value-type="float">
            <text:p>-0.016235</text:p>
          </table:table-cell>
          <table:table-cell office:value-type="float" office:value="-0.130541" calcext:value-type="float">
            <text:p>-0.13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39128" calcext:value-type="float">
            <text:p>1.539128</text:p>
          </table:table-cell>
          <table:table-cell office:value-type="float" office:value="-0.032788" calcext:value-type="float">
            <text:p>-0.032788</text:p>
          </table:table-cell>
          <table:table-cell office:value-type="float" office:value="-0.137955" calcext:value-type="float">
            <text:p>-0.137955</text:p>
          </table:table-cell>
          <table:table-cell table:formula="of:=[.B14]-[.B13]" office:value-type="float" office:value="-0.108319" calcext:value-type="float">
            <text:p>-0.108319</text:p>
          </table:table-cell>
          <table:table-cell table:formula="of:=[.C14]-[.C13]" office:value-type="float" office:value="-0.016553" calcext:value-type="float">
            <text:p>-0.016553</text:p>
          </table:table-cell>
          <table:table-cell table:formula="of:=[.D14]-[.D13]" office:value-type="float" office:value="-0.007414" calcext:value-type="float">
            <text:p>-0.0074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1451" calcext:value-type="float">
            <text:p>1.641451</text:p>
          </table:table-cell>
          <table:table-cell office:value-type="float" office:value="-0.014307" calcext:value-type="float">
            <text:p>-0.014307</text:p>
          </table:table-cell>
          <table:table-cell office:value-type="float" office:value="-0.13496" calcext:value-type="float">
            <text:p>-0.1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28515" calcext:value-type="float">
            <text:p>1.528515</text:p>
          </table:table-cell>
          <table:table-cell office:value-type="float" office:value="-0.036837" calcext:value-type="float">
            <text:p>-0.036837</text:p>
          </table:table-cell>
          <table:table-cell office:value-type="float" office:value="-0.133402" calcext:value-type="float">
            <text:p>-0.133402</text:p>
          </table:table-cell>
          <table:table-cell table:formula="of:=[.B16]-[.B15]" office:value-type="float" office:value="-0.112936" calcext:value-type="float">
            <text:p>-0.112936</text:p>
          </table:table-cell>
          <table:table-cell table:formula="of:=[.C16]-[.C15]" office:value-type="float" office:value="-0.02253" calcext:value-type="float">
            <text:p>-0.02253</text:p>
          </table:table-cell>
          <table:table-cell table:formula="of:=[.D16]-[.D15]" office:value-type="float" office:value="0.001558" calcext:value-type="float">
            <text:p>0.001558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625" calcext:value-type="float">
            <text:p>2.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875" calcext:value-type="float">
            <text:p>177.1875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[.D26]-[.D25]" office:value-type="float" office:value="-0.4375" calcext:value-type="float">
            <text:p>-0.4375</text:p>
          </table:table-cell>
          <table:table-cell table:formula="of:=[.E26]-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1.5" calcext:value-type="float">
            <text:p>1.5</text:p>
          </table:table-cell>
          <table:table-cell office:value-type="float" office:value="177.1875" calcext:value-type="float">
            <text:p>177.1875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[.D28]-[.D27]" office:value-type="float" office:value="-1.0625" calcext:value-type="float">
            <text:p>-1.06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2.75" calcext:value-type="float">
            <text:p>2.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77.1875" calcext:value-type="float">
            <text:p>177.187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875" calcext:value-type="float">
            <text:p>-1.875</text:p>
          </table:table-cell>
          <table:table-cell table:formula="of:=[.E30]-[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3125" calcext:value-type="float">
            <text:p>339.31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25" calcext:value-type="float">
            <text:p>339.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25" calcext:value-type="float">
            <text:p>177.25</text:p>
          </table:table-cell>
          <table:table-cell table:formula="of:=[.C32]-[.C31]" office:value-type="float" office:value="-0.0625" calcext:value-type="float">
            <text:p>-0.0625</text:p>
          </table:table-cell>
          <table:table-cell table:formula="of:=[.D32]-[.D31]" office:value-type="float" office:value="-2.6875" calcext:value-type="float">
            <text:p>-2.6875</text:p>
          </table:table-cell>
          <table:table-cell table:formula="of:=[.E32]-[.E31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1875" calcext:value-type="float">
            <text:p>177.1875</text:p>
          </table:table-cell>
          <table:table-cell table:formula="of:=[.C34]-[.C33]" office:value-type="float" office:value="-0.0625" calcext:value-type="float">
            <text:p>-0.0625</text:p>
          </table:table-cell>
          <table:table-cell table:formula="of:=[.D34]-[.D33]" office:value-type="float" office:value="-3.75" calcext:value-type="float">
            <text:p>-3.75</text:p>
          </table:table-cell>
          <table:table-cell table:formula="of:=[.E34]-[.E33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177.1875" calcext:value-type="float">
            <text:p>177.1875</text:p>
          </table:table-cell>
          <table:table-cell table:formula="of:=[.C36]-[.C35]" office:value-type="float" office:value="-0.125" calcext:value-type="float">
            <text:p>-0.125</text:p>
          </table:table-cell>
          <table:table-cell table:formula="of:=[.D36]-[.D35]" office:value-type="float" office:value="-4.5625" calcext:value-type="float">
            <text:p>-4.5625</text:p>
          </table:table-cell>
          <table:table-cell table:formula="of:=[.E36]-[.E3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3.9375" calcext:value-type="float">
            <text:p>-3.9375</text:p>
          </table:table-cell>
          <table:table-cell office:value-type="float" office:value="177.1875" calcext:value-type="float">
            <text:p>177.1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5.8125" calcext:value-type="float">
            <text:p>-5.8125</text:p>
          </table:table-cell>
          <table:table-cell table:formula="of:=[.E38]-[.E37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875" calcext:value-type="float">
            <text:p>338.875</text:p>
          </table:table-cell>
          <table:table-cell office:value-type="float" office:value="1.5" calcext:value-type="float">
            <text:p>1.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-4.625" calcext:value-type="float">
            <text:p>-4.625</text:p>
          </table:table-cell>
          <table:table-cell office:value-type="float" office:value="177.25" calcext:value-type="float">
            <text:p>177.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6.125" calcext:value-type="float">
            <text:p>-6.125</text:p>
          </table:table-cell>
          <table:table-cell table:formula="of:=[.E40]-[.E39]" office:value-type="float" office:value="0.3125" calcext:value-type="float">
            <text:p>0.3125</text:p>
          </table:table-cell>
        </table:table-row>
      </table:table>
      <table:table table:name="pos03" table:style-name="ta1">
        <table:table-column table:style-name="co7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7 [Tue Mar 27 05:29:13 2018] distance,x,y,z,yaw,pitch,roll</text:p>
          </table:table-cell>
          <table:table-cell office:value-type="float" office:value="-1.530829" calcext:value-type="float">
            <text:p>-1.530829</text:p>
          </table:table-cell>
          <table:table-cell office:value-type="float" office:value="-0.057147" calcext:value-type="float">
            <text:p>-0.057147</text:p>
          </table:table-cell>
          <table:table-cell office:value-type="float" office:value="0.096146" calcext:value-type="float">
            <text:p>0.096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29:58 2018] distance,x,y,z,yaw,pitch,roll</text:p>
          </table:table-cell>
          <table:table-cell office:value-type="float" office:value="-1.524444" calcext:value-type="float">
            <text:p>-1.524444</text:p>
          </table:table-cell>
          <table:table-cell office:value-type="float" office:value="-0.060666" calcext:value-type="float">
            <text:p>-0.060666</text:p>
          </table:table-cell>
          <table:table-cell office:value-type="float" office:value="0.102884" calcext:value-type="float">
            <text:p>0.102884</text:p>
          </table:table-cell>
          <table:table-cell table:formula="of:=[.B3]-[.B2]" office:value-type="float" office:value="0.00638500000000009" calcext:value-type="float">
            <text:p>0.006385</text:p>
          </table:table-cell>
          <table:table-cell table:formula="of:=[.C3]-[.C2]" office:value-type="float" office:value="-0.003519" calcext:value-type="float">
            <text:p>-0.003519</text:p>
          </table:table-cell>
          <table:table-cell table:formula="of:=[.D3]-[.D2]" office:value-type="float" office:value="0.00673799999999999" calcext:value-type="float">
            <text:p>0.006738</text:p>
          </table:table-cell>
          <table:table-cell/>
        </table:table-row>
        <table:table-row table:style-name="ro1">
          <table:table-cell office:value-type="string" calcext:value-type="string">
            <text:p>Id:7 [Tue Mar 27 05:36:25 2018] distance,x,y,z,yaw,pitch,roll</text:p>
          </table:table-cell>
          <table:table-cell office:value-type="float" office:value="-1.522549" calcext:value-type="float">
            <text:p>-1.522549</text:p>
          </table:table-cell>
          <table:table-cell office:value-type="float" office:value="-0.06491" calcext:value-type="float">
            <text:p>-0.06491</text:p>
          </table:table-cell>
          <table:table-cell office:value-type="float" office:value="0.102361" calcext:value-type="float">
            <text:p>0.102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37:11 2018] distance,x,y,z,yaw,pitch,roll</text:p>
          </table:table-cell>
          <table:table-cell office:value-type="float" office:value="-1.519523" calcext:value-type="float">
            <text:p>-1.519523</text:p>
          </table:table-cell>
          <table:table-cell office:value-type="float" office:value="-0.056872" calcext:value-type="float">
            <text:p>-0.056872</text:p>
          </table:table-cell>
          <table:table-cell office:value-type="float" office:value="0.106953" calcext:value-type="float">
            <text:p>0.106953</text:p>
          </table:table-cell>
          <table:table-cell table:formula="of:=[.B5]-[.B4]" office:value-type="float" office:value="0.00302599999999997" calcext:value-type="float">
            <text:p>0.003026</text:p>
          </table:table-cell>
          <table:table-cell table:formula="of:=[.C5]-[.C4]" office:value-type="float" office:value="0.008038" calcext:value-type="float">
            <text:p>0.008038</text:p>
          </table:table-cell>
          <table:table-cell table:formula="of:=[.D5]-[.D4]" office:value-type="float" office:value="0.004592" calcext:value-type="float">
            <text:p>0.004592</text:p>
          </table:table-cell>
          <table:table-cell/>
        </table:table-row>
        <table:table-row table:style-name="ro1">
          <table:table-cell office:value-type="string" calcext:value-type="string">
            <text:p>Id:7 [Tue Mar 27 05:40:23 2018] distance,x,y,z,yaw,pitch,roll</text:p>
          </table:table-cell>
          <table:table-cell office:value-type="float" office:value="-1.522589" calcext:value-type="float">
            <text:p>-1.522589</text:p>
          </table:table-cell>
          <table:table-cell office:value-type="float" office:value="-0.06364" calcext:value-type="float">
            <text:p>-0.06364</text:p>
          </table:table-cell>
          <table:table-cell office:value-type="float" office:value="0.103773" calcext:value-type="float">
            <text:p>0.103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1:09 2018] distance,x,y,z,yaw,pitch,roll</text:p>
          </table:table-cell>
          <table:table-cell office:value-type="float" office:value="-1.514917" calcext:value-type="float">
            <text:p>-1.514917</text:p>
          </table:table-cell>
          <table:table-cell office:value-type="float" office:value="-0.064542" calcext:value-type="float">
            <text:p>-0.064542</text:p>
          </table:table-cell>
          <table:table-cell office:value-type="float" office:value="0.119294" calcext:value-type="float">
            <text:p>0.119294</text:p>
          </table:table-cell>
          <table:table-cell table:formula="of:=[.B7]-[.B6]" office:value-type="float" office:value="0.0076719999999999" calcext:value-type="float">
            <text:p>0.007672</text:p>
          </table:table-cell>
          <table:table-cell table:formula="of:=[.C7]-[.C6]" office:value-type="float" office:value="-0.000902" calcext:value-type="float">
            <text:p>-0.000902</text:p>
          </table:table-cell>
          <table:table-cell table:formula="of:=[.D7]-[.D6]" office:value-type="float" office:value="0.015521" calcext:value-type="float">
            <text:p>0.015521</text:p>
          </table:table-cell>
          <table:table-cell/>
        </table:table-row>
        <table:table-row table:style-name="ro1">
          <table:table-cell office:value-type="string" calcext:value-type="string">
            <text:p>Id:7 [Tue Mar 27 05:46:48 2018] distance,x,y,z,yaw,pitch,roll</text:p>
          </table:table-cell>
          <table:table-cell office:value-type="float" office:value="-1.521391" calcext:value-type="float">
            <text:p>-1.521391</text:p>
          </table:table-cell>
          <table:table-cell office:value-type="float" office:value="-0.059675" calcext:value-type="float">
            <text:p>-0.059675</text:p>
          </table:table-cell>
          <table:table-cell office:value-type="float" office:value="0.094987" calcext:value-type="float">
            <text:p>0.09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7:41 2018] distance,x,y,z,yaw,pitch,roll</text:p>
          </table:table-cell>
          <table:table-cell office:value-type="float" office:value="-1.502598" calcext:value-type="float">
            <text:p>-1.502598</text:p>
          </table:table-cell>
          <table:table-cell office:value-type="float" office:value="-0.123201" calcext:value-type="float">
            <text:p>-0.123201</text:p>
          </table:table-cell>
          <table:table-cell office:value-type="float" office:value="0.141615" calcext:value-type="float">
            <text:p>0.141615</text:p>
          </table:table-cell>
          <table:table-cell table:formula="of:=[.B9]-[.B8]" office:value-type="float" office:value="0.0187930000000001" calcext:value-type="float">
            <text:p>0.018793</text:p>
          </table:table-cell>
          <table:table-cell table:formula="of:=[.C9]-[.C8]" office:value-type="float" office:value="-0.063526" calcext:value-type="float">
            <text:p>-0.063526</text:p>
          </table:table-cell>
          <table:table-cell table:formula="of:=[.D9]-[.D8]" office:value-type="float" office:value="0.046628" calcext:value-type="float">
            <text:p>0.046628</text:p>
          </table:table-cell>
          <table:table-cell/>
        </table:table-row>
        <table:table-row table:style-name="ro1">
          <table:table-cell office:value-type="string" calcext:value-type="string">
            <text:p>Id:7 [Tue Mar 27 05:49:25 2018] distance,x,y,z,yaw,pitch,roll</text:p>
          </table:table-cell>
          <table:table-cell office:value-type="float" office:value="-1.520049" calcext:value-type="float">
            <text:p>-1.520049</text:p>
          </table:table-cell>
          <table:table-cell office:value-type="float" office:value="-0.058838" calcext:value-type="float">
            <text:p>-0.058838</text:p>
          </table:table-cell>
          <table:table-cell office:value-type="float" office:value="0.097672" calcext:value-type="float">
            <text:p>0.097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0:18 2018] distance,x,y,z,yaw,pitch,roll</text:p>
          </table:table-cell>
          <table:table-cell office:value-type="float" office:value="-1.498799" calcext:value-type="float">
            <text:p>-1.498799</text:p>
          </table:table-cell>
          <table:table-cell office:value-type="float" office:value="-0.123932" calcext:value-type="float">
            <text:p>-0.123932</text:p>
          </table:table-cell>
          <table:table-cell office:value-type="float" office:value="0.143582" calcext:value-type="float">
            <text:p>0.143582</text:p>
          </table:table-cell>
          <table:table-cell table:formula="of:=[.B11]-[.B10]" office:value-type="float" office:value="0.02125" calcext:value-type="float">
            <text:p>0.02125</text:p>
          </table:table-cell>
          <table:table-cell table:formula="of:=[.C11]-[.C10]" office:value-type="float" office:value="-0.065094" calcext:value-type="float">
            <text:p>-0.065094</text:p>
          </table:table-cell>
          <table:table-cell table:formula="of:=[.D11]-[.D10]" office:value-type="float" office:value="0.04591" calcext:value-type="float">
            <text:p>0.04591</text:p>
          </table:table-cell>
          <table:table-cell/>
        </table:table-row>
        <table:table-row table:style-name="ro1">
          <table:table-cell office:value-type="string" calcext:value-type="string">
            <text:p>Id:7 [Tue Mar 27 05:51:19 2018] distance,x,y,z,yaw,pitch,roll</text:p>
          </table:table-cell>
          <table:table-cell office:value-type="float" office:value="-1.521149" calcext:value-type="float">
            <text:p>-1.521149</text:p>
          </table:table-cell>
          <table:table-cell office:value-type="float" office:value="-0.058271" calcext:value-type="float">
            <text:p>-0.058271</text:p>
          </table:table-cell>
          <table:table-cell office:value-type="float" office:value="0.093855" calcext:value-type="float">
            <text:p>0.09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2:03 2018] distance,x,y,z,yaw,pitch,roll</text:p>
          </table:table-cell>
          <table:table-cell office:value-type="float" office:value="-1.499045" calcext:value-type="float">
            <text:p>-1.499045</text:p>
          </table:table-cell>
          <table:table-cell office:value-type="float" office:value="-0.122987" calcext:value-type="float">
            <text:p>-0.122987</text:p>
          </table:table-cell>
          <table:table-cell office:value-type="float" office:value="0.143619" calcext:value-type="float">
            <text:p>0.143619</text:p>
          </table:table-cell>
          <table:table-cell table:formula="of:=[.B13]-[.B12]" office:value-type="float" office:value="0.0221039999999999" calcext:value-type="float">
            <text:p>0.022104</text:p>
          </table:table-cell>
          <table:table-cell table:formula="of:=[.C13]-[.C12]" office:value-type="float" office:value="-0.064716" calcext:value-type="float">
            <text:p>-0.064716</text:p>
          </table:table-cell>
          <table:table-cell table:formula="of:=[.D13]-[.D12]" office:value-type="float" office:value="0.049764" calcext:value-type="float">
            <text:p>0.049764</text:p>
          </table:table-cell>
          <table:table-cell/>
        </table:table-row>
        <table:table-row table:style-name="ro1">
          <table:table-cell office:value-type="string" calcext:value-type="string">
            <text:p>Id:7 [Tue Mar 27 05:52:32 2018] distance,x,y,z,yaw,pitch,roll</text:p>
          </table:table-cell>
          <table:table-cell office:value-type="float" office:value="-1.520111" calcext:value-type="float">
            <text:p>-1.520111</text:p>
          </table:table-cell>
          <table:table-cell office:value-type="float" office:value="-0.061093" calcext:value-type="float">
            <text:p>-0.061093</text:p>
          </table:table-cell>
          <table:table-cell office:value-type="float" office:value="0.09961" calcext:value-type="float">
            <text:p>0.09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3:22 2018] distance,x,y,z,yaw,pitch,roll</text:p>
          </table:table-cell>
          <table:table-cell office:value-type="float" office:value="-1.495202" calcext:value-type="float">
            <text:p>-1.495202</text:p>
          </table:table-cell>
          <table:table-cell office:value-type="float" office:value="-0.129317" calcext:value-type="float">
            <text:p>-0.129317</text:p>
          </table:table-cell>
          <table:table-cell office:value-type="float" office:value="0.153892" calcext:value-type="float">
            <text:p>0.153892</text:p>
          </table:table-cell>
          <table:table-cell table:formula="of:=[.B15]-[.B14]" office:value-type="float" office:value="0.0249090000000001" calcext:value-type="float">
            <text:p>0.024909</text:p>
          </table:table-cell>
          <table:table-cell table:formula="of:=[.C15]-[.C14]" office:value-type="float" office:value="-0.068224" calcext:value-type="float">
            <text:p>-0.068224</text:p>
          </table:table-cell>
          <table:table-cell table:formula="of:=[.D15]-[.D14]" office:value-type="float" office:value="0.054282" calcext:value-type="float">
            <text:p>0.054282</text:p>
          </table:table-cell>
          <table:table-cell/>
        </table:table-row>
        <table:table-row table:style-name="ro1">
          <table:table-cell office:value-type="string" calcext:value-type="string">
            <text:p>Id:7 [Tue Mar 27 05:53:34 2018] distance,x,y,z,yaw,pitch,roll</text:p>
          </table:table-cell>
          <table:table-cell office:value-type="float" office:value="-1.516874" calcext:value-type="float">
            <text:p>-1.516874</text:p>
          </table:table-cell>
          <table:table-cell office:value-type="float" office:value="-0.070547" calcext:value-type="float">
            <text:p>-0.070547</text:p>
          </table:table-cell>
          <table:table-cell office:value-type="float" office:value="0.097976" calcext:value-type="float">
            <text:p>0.097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4:28 2018] distance,x,y,z,yaw,pitch,roll</text:p>
          </table:table-cell>
          <table:table-cell office:value-type="float" office:value="-1.492725" calcext:value-type="float">
            <text:p>-1.492725</text:p>
          </table:table-cell>
          <table:table-cell office:value-type="float" office:value="-0.119376" calcext:value-type="float">
            <text:p>-0.119376</text:p>
          </table:table-cell>
          <table:table-cell office:value-type="float" office:value="0.155086" calcext:value-type="float">
            <text:p>0.155086</text:p>
          </table:table-cell>
          <table:table-cell table:formula="of:=[.B17]-[.B16]" office:value-type="float" office:value="0.024149" calcext:value-type="float">
            <text:p>0.024149</text:p>
          </table:table-cell>
          <table:table-cell table:formula="of:=[.C17]-[.C16]" office:value-type="float" office:value="-0.048829" calcext:value-type="float">
            <text:p>-0.048829</text:p>
          </table:table-cell>
          <table:table-cell table:formula="of:=[.D17]-[.D16]" office:value-type="float" office:value="0.05711" calcext:value-type="float">
            <text:p>0.05711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[2018-03-27 05:29:1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30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" calcext:value-type="float">
            <text:p>1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4375" calcext:value-type="float">
            <text:p>177.4375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0.625" calcext:value-type="float">
            <text:p>-0.625</text:p>
          </table:table-cell>
          <table:table-cell table:formula="of:=[.E24]-[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[2018-03-27 05:36:2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[2018-03-27 05:37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5" calcext:value-type="float">
            <text:p>177.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1.5" calcext:value-type="float">
            <text:p>-1.5</text:p>
          </table:table-cell>
          <table:table-cell table:formula="of:=[.E26]-[.E2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[2018-03-27 05:40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1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77.5" calcext:value-type="float">
            <text:p>177.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2.125" calcext:value-type="float">
            <text:p>-2.125</text:p>
          </table:table-cell>
          <table:table-cell table:formula="of:=[.E28]-[.E27]"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[2018-03-27 05:46:5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7:4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177.3125" calcext:value-type="float">
            <text:p>177.312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2.875" calcext:value-type="float">
            <text:p>-2.875</text:p>
          </table:table-cell>
          <table:table-cell table:formula="of:=[.E30]-[.E29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[2018-03-27 05:49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0:2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3.125" calcext:value-type="float">
            <text:p>-3.125</text:p>
          </table:table-cell>
          <table:table-cell office:value-type="float" office:value="177.375" calcext:value-type="float">
            <text:p>177.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4.125" calcext:value-type="float">
            <text:p>-4.125</text:p>
          </table:table-cell>
          <table:table-cell table:formula="of:=[.E32]-[.E31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<text:s text:c="2"/>[2018-03-27 05:51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2:0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3.375" calcext:value-type="float">
            <text:p>-3.375</text:p>
          </table:table-cell>
          <table:table-cell office:value-type="float" office:value="177.75" calcext:value-type="float">
            <text:p>177.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4.4375" calcext:value-type="float">
            <text:p>-4.4375</text:p>
          </table:table-cell>
          <table:table-cell table:formula="of:=[.E34]-[.E33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[2018-03-27 05:52:3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177.25" calcext:value-type="float">
            <text:p>177.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3:0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4.4375" calcext:value-type="float">
            <text:p>-4.4375</text:p>
          </table:table-cell>
          <table:table-cell office:value-type="float" office:value="177.8125" calcext:value-type="float">
            <text:p>177.812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5.75" calcext:value-type="float">
            <text:p>-5.75</text:p>
          </table:table-cell>
          <table:table-cell table:formula="of:=[.E36]-[.E35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[2018-03-27 05:53:3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4:3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177.75" calcext:value-type="float">
            <text:p>177.75</text:p>
          </table:table-cell>
          <table:table-cell table:formula="of:=[.C38]-[.C37]" office:value-type="float" office:value="-0.125" calcext:value-type="float">
            <text:p>-0.125</text:p>
          </table:table-cell>
          <table:table-cell table:formula="of:=[.D38]-[.D37]" office:value-type="float" office:value="-6" calcext:value-type="float">
            <text:p>-6</text:p>
          </table:table-cell>
          <table:table-cell table:formula="of:=[.E38]-[.E37]" office:value-type="float" office:value="0.4375" calcext:value-type="float">
            <text:p>0.4375</text:p>
          </table:table-cell>
        </table:table-row>
      </table:table>
      <table:table table:name="pos04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34:35 2018] distance,x,y,z,yaw,pitch,roll</text:p>
          </table:table-cell>
          <table:table-cell office:value-type="float" office:value="-1.51897" calcext:value-type="float">
            <text:p>-1.51897</text:p>
          </table:table-cell>
          <table:table-cell office:value-type="float" office:value="-0.119935" calcext:value-type="float">
            <text:p>-0.119935</text:p>
          </table:table-cell>
          <table:table-cell office:value-type="float" office:value="0.050874" calcext:value-type="float">
            <text:p>0.05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5:07 2018] distance,x,y,z,yaw,pitch,roll</text:p>
          </table:table-cell>
          <table:table-cell office:value-type="float" office:value="-1.520658" calcext:value-type="float">
            <text:p>-1.520658</text:p>
          </table:table-cell>
          <table:table-cell office:value-type="float" office:value="-0.11917" calcext:value-type="float">
            <text:p>-0.11917</text:p>
          </table:table-cell>
          <table:table-cell office:value-type="float" office:value="0.057504" calcext:value-type="float">
            <text:p>0.057504</text:p>
          </table:table-cell>
          <table:table-cell table:formula="of:=[.B2]-[.B1]" office:value-type="float" office:value="-0.00168800000000013" calcext:value-type="float">
            <text:p>-0.001688</text:p>
          </table:table-cell>
          <table:table-cell table:formula="of:=[.C2]-[.C1]" office:value-type="float" office:value="0.000765000000000002" calcext:value-type="float">
            <text:p>0.000765</text:p>
          </table:table-cell>
          <table:table-cell table:formula="of:=[.D2]-[.D1]" office:value-type="float" office:value="0.00663" calcext:value-type="float">
            <text:p>0.00663</text:p>
          </table:table-cell>
          <table:table-cell/>
        </table:table-row>
        <table:table-row table:style-name="ro1">
          <table:table-cell office:value-type="string" calcext:value-type="string">
            <text:p>Id:7 [Tue Mar 27 06:35:42 2018] distance,x,y,z,yaw,pitch,roll</text:p>
          </table:table-cell>
          <table:table-cell office:value-type="float" office:value="-1.518661" calcext:value-type="float">
            <text:p>-1.518661</text:p>
          </table:table-cell>
          <table:table-cell office:value-type="float" office:value="-0.12287" calcext:value-type="float">
            <text:p>-0.12287</text:p>
          </table:table-cell>
          <table:table-cell office:value-type="float" office:value="0.052421" calcext:value-type="float">
            <text:p>0.052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6:07 2018] distance,x,y,z,yaw,pitch,roll</text:p>
          </table:table-cell>
          <table:table-cell office:value-type="float" office:value="-1.519902" calcext:value-type="float">
            <text:p>-1.519902</text:p>
          </table:table-cell>
          <table:table-cell office:value-type="float" office:value="-0.104466" calcext:value-type="float">
            <text:p>-0.104466</text:p>
          </table:table-cell>
          <table:table-cell office:value-type="float" office:value="0.061971" calcext:value-type="float">
            <text:p>0.061971</text:p>
          </table:table-cell>
          <table:table-cell table:formula="of:=[.B4]-[.B3]" office:value-type="float" office:value="-0.00124100000000027" calcext:value-type="float">
            <text:p>-0.001241</text:p>
          </table:table-cell>
          <table:table-cell table:formula="of:=[.C4]-[.C3]" office:value-type="float" office:value="0.018404" calcext:value-type="float">
            <text:p>0.018404</text:p>
          </table:table-cell>
          <table:table-cell table:formula="of:=[.D4]-[.D3]" office:value-type="float" office:value="0.00955" calcext:value-type="float">
            <text:p>0.00955</text:p>
          </table:table-cell>
          <table:table-cell/>
        </table:table-row>
        <table:table-row table:style-name="ro1">
          <table:table-cell office:value-type="string" calcext:value-type="string">
            <text:p>Id:7 [Tue Mar 27 06:36:33 2018] distance,x,y,z,yaw,pitch,roll</text:p>
          </table:table-cell>
          <table:table-cell office:value-type="float" office:value="-1.518143" calcext:value-type="float">
            <text:p>-1.518143</text:p>
          </table:table-cell>
          <table:table-cell office:value-type="float" office:value="-0.129357" calcext:value-type="float">
            <text:p>-0.129357</text:p>
          </table:table-cell>
          <table:table-cell office:value-type="float" office:value="0.05196" calcext:value-type="float">
            <text:p>0.05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12 2018] distance,x,y,z,yaw,pitch,roll</text:p>
          </table:table-cell>
          <table:table-cell office:value-type="float" office:value="-1.515435" calcext:value-type="float">
            <text:p>-1.515435</text:p>
          </table:table-cell>
          <table:table-cell office:value-type="float" office:value="-0.122901" calcext:value-type="float">
            <text:p>-0.122901</text:p>
          </table:table-cell>
          <table:table-cell office:value-type="float" office:value="0.061443" calcext:value-type="float">
            <text:p>0.061443</text:p>
          </table:table-cell>
          <table:table-cell table:formula="of:=[.B6]-[.B5]" office:value-type="float" office:value="0.00270799999999993" calcext:value-type="float">
            <text:p>0.002708</text:p>
          </table:table-cell>
          <table:table-cell table:formula="of:=[.C6]-[.C5]" office:value-type="float" office:value="0.006456" calcext:value-type="float">
            <text:p>0.006456</text:p>
          </table:table-cell>
          <table:table-cell table:formula="of:=[.D6]-[.D5]" office:value-type="float" office:value="0.009483" calcext:value-type="float">
            <text:p>0.009483</text:p>
          </table:table-cell>
          <table:table-cell/>
        </table:table-row>
        <table:table-row table:style-name="ro1">
          <table:table-cell office:value-type="string" calcext:value-type="string">
            <text:p>Id:7 [Tue Mar 27 06:37:28 2018] distance,x,y,z,yaw,pitch,roll</text:p>
          </table:table-cell>
          <table:table-cell office:value-type="float" office:value="-1.518122" calcext:value-type="float">
            <text:p>-1.518122</text:p>
          </table:table-cell>
          <table:table-cell office:value-type="float" office:value="-0.118939" calcext:value-type="float">
            <text:p>-0.118939</text:p>
          </table:table-cell>
          <table:table-cell office:value-type="float" office:value="0.053205" calcext:value-type="float">
            <text:p>0.053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59 2018] distance,x,y,z,yaw,pitch,roll</text:p>
          </table:table-cell>
          <table:table-cell office:value-type="float" office:value="-1.511291" calcext:value-type="float">
            <text:p>-1.511291</text:p>
          </table:table-cell>
          <table:table-cell office:value-type="float" office:value="-0.122079" calcext:value-type="float">
            <text:p>-0.122079</text:p>
          </table:table-cell>
          <table:table-cell office:value-type="float" office:value="0.060051" calcext:value-type="float">
            <text:p>0.060051</text:p>
          </table:table-cell>
          <table:table-cell table:formula="of:=[.B8]-[.B7]" office:value-type="float" office:value="0.00683100000000003" calcext:value-type="float">
            <text:p>0.006831</text:p>
          </table:table-cell>
          <table:table-cell table:formula="of:=[.C8]-[.C7]" office:value-type="float" office:value="-0.00314" calcext:value-type="float">
            <text:p>-0.00314</text:p>
          </table:table-cell>
          <table:table-cell table:formula="of:=[.D8]-[.D7]" office:value-type="float" office:value="0.006846" calcext:value-type="float">
            <text:p>0.006846</text:p>
          </table:table-cell>
          <table:table-cell/>
        </table:table-row>
        <table:table-row table:style-name="ro1">
          <table:table-cell office:value-type="string" calcext:value-type="string">
            <text:p>Id:7 [Tue Mar 27 06:38:28 2018] distance,x,y,z,yaw,pitch,roll</text:p>
          </table:table-cell>
          <table:table-cell office:value-type="float" office:value="-1.517773" calcext:value-type="float">
            <text:p>-1.517773</text:p>
          </table:table-cell>
          <table:table-cell office:value-type="float" office:value="-0.120412" calcext:value-type="float">
            <text:p>-0.120412</text:p>
          </table:table-cell>
          <table:table-cell office:value-type="float" office:value="0.045207" calcext:value-type="float">
            <text:p>0.045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8:57 2018] distance,x,y,z,yaw,pitch,roll</text:p>
          </table:table-cell>
          <table:table-cell office:value-type="float" office:value="-1.507985" calcext:value-type="float">
            <text:p>-1.507985</text:p>
          </table:table-cell>
          <table:table-cell office:value-type="float" office:value="-0.132697" calcext:value-type="float">
            <text:p>-0.132697</text:p>
          </table:table-cell>
          <table:table-cell office:value-type="float" office:value="0.070363" calcext:value-type="float">
            <text:p>0.070363</text:p>
          </table:table-cell>
          <table:table-cell table:formula="of:=[.B10]-[.B9]" office:value-type="float" office:value="0.00978799999999991" calcext:value-type="float">
            <text:p>0.009788</text:p>
          </table:table-cell>
          <table:table-cell table:formula="of:=[.C10]-[.C9]" office:value-type="float" office:value="-0.012285" calcext:value-type="float">
            <text:p>-0.012285</text:p>
          </table:table-cell>
          <table:table-cell table:formula="of:=[.D10]-[.D9]" office:value-type="float" office:value="0.025156" calcext:value-type="float">
            <text:p>0.025156</text:p>
          </table:table-cell>
          <table:table-cell/>
        </table:table-row>
        <table:table-row table:style-name="ro1">
          <table:table-cell office:value-type="string" calcext:value-type="string">
            <text:p>Id:7 [Tue Mar 27 06:39:25 2018] distance,x,y,z,yaw,pitch,roll</text:p>
          </table:table-cell>
          <table:table-cell office:value-type="float" office:value="-1.517699" calcext:value-type="float">
            <text:p>-1.517699</text:p>
          </table:table-cell>
          <table:table-cell office:value-type="float" office:value="-0.130189" calcext:value-type="float">
            <text:p>-0.130189</text:p>
          </table:table-cell>
          <table:table-cell office:value-type="float" office:value="0.050207" calcext:value-type="float">
            <text:p>0.05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9:43 2018] distance,x,y,z,yaw,pitch,roll</text:p>
          </table:table-cell>
          <table:table-cell office:value-type="float" office:value="-1.504881" calcext:value-type="float">
            <text:p>-1.504881</text:p>
          </table:table-cell>
          <table:table-cell office:value-type="float" office:value="-0.131323" calcext:value-type="float">
            <text:p>-0.131323</text:p>
          </table:table-cell>
          <table:table-cell office:value-type="float" office:value="0.081306" calcext:value-type="float">
            <text:p>0.081306</text:p>
          </table:table-cell>
          <table:table-cell table:formula="of:=[.B12]-[.B11]" office:value-type="float" office:value="0.0128179999999998" calcext:value-type="float">
            <text:p>0.012818</text:p>
          </table:table-cell>
          <table:table-cell table:formula="of:=[.C12]-[.C11]" office:value-type="float" office:value="-0.001134" calcext:value-type="float">
            <text:p>-0.001134</text:p>
          </table:table-cell>
          <table:table-cell table:formula="of:=[.D12]-[.D11]" office:value-type="float" office:value="0.031099" calcext:value-type="float">
            <text:p>0.031099</text:p>
          </table:table-cell>
          <table:table-cell/>
        </table:table-row>
        <table:table-row table:style-name="ro1">
          <table:table-cell office:value-type="string" calcext:value-type="string">
            <text:p>Id:7 [Tue Mar 27 06:40:06 2018] distance,x,y,z,yaw,pitch,roll</text:p>
          </table:table-cell>
          <table:table-cell office:value-type="float" office:value="-1.516377" calcext:value-type="float">
            <text:p>-1.516377</text:p>
          </table:table-cell>
          <table:table-cell office:value-type="float" office:value="-0.123613" calcext:value-type="float">
            <text:p>-0.123613</text:p>
          </table:table-cell>
          <table:table-cell office:value-type="float" office:value="0.044677" calcext:value-type="float">
            <text:p>0.04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40:46 2018] distance,x,y,z,yaw,pitch,roll</text:p>
          </table:table-cell>
          <table:table-cell office:value-type="float" office:value="-1.502596" calcext:value-type="float">
            <text:p>-1.502596</text:p>
          </table:table-cell>
          <table:table-cell office:value-type="float" office:value="-0.12807" calcext:value-type="float">
            <text:p>-0.12807</text:p>
          </table:table-cell>
          <table:table-cell office:value-type="float" office:value="0.082327" calcext:value-type="float">
            <text:p>0.082327</text:p>
          </table:table-cell>
          <table:table-cell table:formula="of:=[.B14]-[.B13]" office:value-type="float" office:value="0.0137809999999998" calcext:value-type="float">
            <text:p>0.013781</text:p>
          </table:table-cell>
          <table:table-cell table:formula="of:=[.C14]-[.C13]" office:value-type="float" office:value="-0.00445699999999999" calcext:value-type="float">
            <text:p>-0.004457</text:p>
          </table:table-cell>
          <table:table-cell table:formula="of:=[.D14]-[.D13]" office:value-type="float" office:value="0.03765" calcext:value-type="float">
            <text:p>0.0376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34:3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5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1.5" calcext:value-type="float">
            <text:p>1.5</text:p>
          </table:table-cell>
          <table:table-cell office:value-type="float" office:value="177.0625" calcext:value-type="float">
            <text:p>177.0625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-0.625" calcext:value-type="float">
            <text:p>-0.625</text:p>
          </table:table-cell>
          <table:table-cell table:formula="of:=[.E18]-[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5:4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6:1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875" calcext:value-type="float">
            <text:p>2.87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0625" calcext:value-type="float">
            <text:p>177.0625</text:p>
          </table:table-cell>
          <table:table-cell table:formula="of:=[.C20]-[.C19]" office:value-type="float" office:value="-0.0625" calcext:value-type="float">
            <text:p>-0.0625</text:p>
          </table:table-cell>
          <table:table-cell table:formula="of:=[.D20]-[.D19]" office:value-type="float" office:value="-1.3125" calcext:value-type="float">
            <text:p>-1.3125</text:p>
          </table:table-cell>
          <table:table-cell table:formula="of:=[.E20]-[.E1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6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1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0.25" calcext:value-type="float">
            <text:p>0.25</text:p>
          </table:table-cell>
          <table:table-cell office:value-type="float" office:value="177.125" calcext:value-type="float">
            <text:p>177.125</text:p>
          </table:table-cell>
          <table:table-cell table:formula="of:=[.C22]-[.C21]" office:value-type="float" office:value="-0.0625" calcext:value-type="float">
            <text:p>-0.0625</text:p>
          </table:table-cell>
          <table:table-cell table:formula="of:=[.D22]-[.D21]" office:value-type="float" office:value="-1.9375" calcext:value-type="float">
            <text:p>-1.9375</text:p>
          </table:table-cell>
          <table:table-cell table:formula="of:=[.E22]-[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7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5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77" calcext:value-type="float">
            <text:p>177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2.1875" calcext:value-type="float">
            <text:p>-2.1875</text:p>
          </table:table-cell>
          <table:table-cell table:formula="of:=[.E24]-[.E2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6:38:3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8:5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177.125" calcext:value-type="float">
            <text:p>177.125</text:p>
          </table:table-cell>
          <table:table-cell table:formula="of:=[.C26]-[.C25]" office:value-type="float" office:value="-0.125" calcext:value-type="float">
            <text:p>-0.125</text:p>
          </table:table-cell>
          <table:table-cell table:formula="of:=[.D26]-[.D25]" office:value-type="float" office:value="-3.1875" calcext:value-type="float">
            <text:p>-3.187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9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9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1.75" calcext:value-type="float">
            <text:p>-1.75</text:p>
          </table:table-cell>
          <table:table-cell office:value-type="float" office:value="177.0625" calcext:value-type="float">
            <text:p>177.062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3.8125" calcext:value-type="float">
            <text:p>-3.8125</text:p>
          </table:table-cell>
          <table:table-cell table:formula="of:=[.E28]-[.E27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[2018-03-27 06:40:0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40:4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5" calcext:value-type="float">
            <text:p>2.5</text:p>
          </table:table-cell>
          <table:table-cell office:value-type="float" office:value="-2.375" calcext:value-type="float">
            <text:p>-2.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625" calcext:value-type="float">
            <text:p>-0.625</text:p>
          </table:table-cell>
          <table:table-cell table:formula="of:=[.D30]-[.D29]" office:value-type="float" office:value="-4.375" calcext:value-type="float">
            <text:p>-4.375</text:p>
          </table:table-cell>
          <table:table-cell table:formula="of:=[.E30]-[.E29]" office:value-type="float" office:value="-0.3125" calcext:value-type="float">
            <text:p>-0.3125</text:p>
          </table:table-cell>
        </table:table-row>
      </table:table>
      <table:table table:name="pos07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57:51 2018] distance,x,y,z,yaw,pitch,roll</text:p>
          </table:table-cell>
          <table:table-cell office:value-type="float" office:value="-1.526392" calcext:value-type="float">
            <text:p>-1.526392</text:p>
          </table:table-cell>
          <table:table-cell office:value-type="float" office:value="-0.140464" calcext:value-type="float">
            <text:p>-0.140464</text:p>
          </table:table-cell>
          <table:table-cell office:value-type="float" office:value="0.028138" calcext:value-type="float">
            <text:p>0.02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58:19 2018] distance,x,y,z,yaw,pitch,roll</text:p>
          </table:table-cell>
          <table:table-cell office:value-type="float" office:value="-1.523031" calcext:value-type="float">
            <text:p>-1.523031</text:p>
          </table:table-cell>
          <table:table-cell office:value-type="float" office:value="-0.137265" calcext:value-type="float">
            <text:p>-0.137265</text:p>
          </table:table-cell>
          <table:table-cell office:value-type="float" office:value="0.032043" calcext:value-type="float">
            <text:p>0.032043</text:p>
          </table:table-cell>
          <table:table-cell table:formula="of:=[.B2]-[.B1]" office:value-type="float" office:value="0.00336099999999995" calcext:value-type="float">
            <text:p>0.003361</text:p>
          </table:table-cell>
          <table:table-cell table:formula="of:=[.C2]-[.C1]" office:value-type="float" office:value="0.00319900000000001" calcext:value-type="float">
            <text:p>0.003199</text:p>
          </table:table-cell>
          <table:table-cell table:formula="of:=[.D2]-[.D1]" office:value-type="float" office:value="0.003905" calcext:value-type="float">
            <text:p>0.003905</text:p>
          </table:table-cell>
          <table:table-cell/>
        </table:table-row>
        <table:table-row table:style-name="ro1">
          <table:table-cell office:value-type="string" calcext:value-type="string">
            <text:p>Id:7 [Tue Mar 27 07:01:02 2018] distance,x,y,z,yaw,pitch,roll</text:p>
          </table:table-cell>
          <table:table-cell office:value-type="float" office:value="-1.52207" calcext:value-type="float">
            <text:p>-1.52207</text:p>
          </table:table-cell>
          <table:table-cell office:value-type="float" office:value="-0.13887" calcext:value-type="float">
            <text:p>-0.13887</text:p>
          </table:table-cell>
          <table:table-cell office:value-type="float" office:value="0.036823" calcext:value-type="float">
            <text:p>0.036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1:26 2018] distance,x,y,z,yaw,pitch,roll</text:p>
          </table:table-cell>
          <table:table-cell office:value-type="float" office:value="-1.519743" calcext:value-type="float">
            <text:p>-1.519743</text:p>
          </table:table-cell>
          <table:table-cell office:value-type="float" office:value="-0.135015" calcext:value-type="float">
            <text:p>-0.135015</text:p>
          </table:table-cell>
          <table:table-cell office:value-type="float" office:value="0.037613" calcext:value-type="float">
            <text:p>0.037613</text:p>
          </table:table-cell>
          <table:table-cell table:formula="of:=[.B4]-[.B3]" office:value-type="float" office:value="0.00232699999999975" calcext:value-type="float">
            <text:p>0.002327</text:p>
          </table:table-cell>
          <table:table-cell table:formula="of:=[.C4]-[.C3]" office:value-type="float" office:value="0.003855" calcext:value-type="float">
            <text:p>0.003855</text:p>
          </table:table-cell>
          <table:table-cell table:formula="of:=[.D4]-[.D3]" office:value-type="float" office:value="0.000789999999999999" calcext:value-type="float">
            <text:p>0.00079</text:p>
          </table:table-cell>
          <table:table-cell/>
        </table:table-row>
        <table:table-row table:style-name="ro1">
          <table:table-cell office:value-type="string" calcext:value-type="string">
            <text:p>Id:7 [Tue Mar 27 07:02:03 2018] distance,x,y,z,yaw,pitch,roll</text:p>
          </table:table-cell>
          <table:table-cell office:value-type="float" office:value="-1.522225" calcext:value-type="float">
            <text:p>-1.522225</text:p>
          </table:table-cell>
          <table:table-cell office:value-type="float" office:value="-0.141672" calcext:value-type="float">
            <text:p>-0.141672</text:p>
          </table:table-cell>
          <table:table-cell office:value-type="float" office:value="0.036986" calcext:value-type="float">
            <text:p>0.036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2:25 2018] distance,x,y,z,yaw,pitch,roll</text:p>
          </table:table-cell>
          <table:table-cell office:value-type="float" office:value="-1.516749" calcext:value-type="float">
            <text:p>-1.516749</text:p>
          </table:table-cell>
          <table:table-cell office:value-type="float" office:value="-0.13953" calcext:value-type="float">
            <text:p>-0.13953</text:p>
          </table:table-cell>
          <table:table-cell office:value-type="float" office:value="0.037179" calcext:value-type="float">
            <text:p>0.037179</text:p>
          </table:table-cell>
          <table:table-cell table:formula="of:=[.B6]-[.B5]" office:value-type="float" office:value="0.00547600000000004" calcext:value-type="float">
            <text:p>0.005476</text:p>
          </table:table-cell>
          <table:table-cell table:formula="of:=[.C6]-[.C5]" office:value-type="float" office:value="0.002142" calcext:value-type="float">
            <text:p>0.002142</text:p>
          </table:table-cell>
          <table:table-cell table:formula="of:=[.D6]-[.D5]" office:value-type="float" office:value="0.000192999999999999" calcext:value-type="float">
            <text:p>0.000193</text:p>
          </table:table-cell>
          <table:table-cell/>
        </table:table-row>
        <table:table-row table:style-name="ro1">
          <table:table-cell office:value-type="string" calcext:value-type="string">
            <text:p>Id:7 [Tue Mar 27 07:02:47 2018] distance,x,y,z,yaw,pitch,roll</text:p>
          </table:table-cell>
          <table:table-cell office:value-type="float" office:value="-1.521642" calcext:value-type="float">
            <text:p>-1.521642</text:p>
          </table:table-cell>
          <table:table-cell office:value-type="float" office:value="-0.140997" calcext:value-type="float">
            <text:p>-0.140997</text:p>
          </table:table-cell>
          <table:table-cell office:value-type="float" office:value="0.036806" calcext:value-type="float">
            <text:p>0.036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3:12 2018] distance,x,y,z,yaw,pitch,roll</text:p>
          </table:table-cell>
          <table:table-cell office:value-type="float" office:value="-1.514199" calcext:value-type="float">
            <text:p>-1.514199</text:p>
          </table:table-cell>
          <table:table-cell office:value-type="float" office:value="-0.136215" calcext:value-type="float">
            <text:p>-0.136215</text:p>
          </table:table-cell>
          <table:table-cell office:value-type="float" office:value="0.043493" calcext:value-type="float">
            <text:p>0.043493</text:p>
          </table:table-cell>
          <table:table-cell table:formula="of:=[.B8]-[.B7]" office:value-type="float" office:value="0.00744299999999987" calcext:value-type="float">
            <text:p>0.007443</text:p>
          </table:table-cell>
          <table:table-cell table:formula="of:=[.C8]-[.C7]" office:value-type="float" office:value="0.00478199999999998" calcext:value-type="float">
            <text:p>0.004782</text:p>
          </table:table-cell>
          <table:table-cell table:formula="of:=[.D8]-[.D7]" office:value-type="float" office:value="0.006687" calcext:value-type="float">
            <text:p>0.006687</text:p>
          </table:table-cell>
          <table:table-cell/>
        </table:table-row>
        <table:table-row table:style-name="ro1">
          <table:table-cell office:value-type="string" calcext:value-type="string">
            <text:p>Id:7 [Tue Mar 27 07:04:25 2018] distance,x,y,z,yaw,pitch,roll</text:p>
          </table:table-cell>
          <table:table-cell office:value-type="float" office:value="-1.520747" calcext:value-type="float">
            <text:p>-1.520747</text:p>
          </table:table-cell>
          <table:table-cell office:value-type="float" office:value="-0.141875" calcext:value-type="float">
            <text:p>-0.141875</text:p>
          </table:table-cell>
          <table:table-cell office:value-type="float" office:value="0.037895" calcext:value-type="float">
            <text:p>0.037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10 2018] distance,x,y,z,yaw,pitch,roll</text:p>
          </table:table-cell>
          <table:table-cell office:value-type="float" office:value="-1.509352" calcext:value-type="float">
            <text:p>-1.509352</text:p>
          </table:table-cell>
          <table:table-cell office:value-type="float" office:value="-0.143698" calcext:value-type="float">
            <text:p>-0.143698</text:p>
          </table:table-cell>
          <table:table-cell office:value-type="float" office:value="0.054243" calcext:value-type="float">
            <text:p>0.054243</text:p>
          </table:table-cell>
          <table:table-cell table:formula="of:=[.B10]-[.B9]" office:value-type="float" office:value="0.011395" calcext:value-type="float">
            <text:p>0.011395</text:p>
          </table:table-cell>
          <table:table-cell table:formula="of:=[.C10]-[.C9]" office:value-type="float" office:value="-0.00182299999999999" calcext:value-type="float">
            <text:p>-0.001823</text:p>
          </table:table-cell>
          <table:table-cell table:formula="of:=[.D10]-[.D9]" office:value-type="float" office:value="0.016348" calcext:value-type="float">
            <text:p>0.016348</text:p>
          </table:table-cell>
          <table:table-cell/>
        </table:table-row>
        <table:table-row table:style-name="ro1">
          <table:table-cell office:value-type="string" calcext:value-type="string">
            <text:p>Id:7 [Tue Mar 27 07:05:25 2018] distance,x,y,z,yaw,pitch,roll</text:p>
          </table:table-cell>
          <table:table-cell office:value-type="float" office:value="-1.518851" calcext:value-type="float">
            <text:p>-1.518851</text:p>
          </table:table-cell>
          <table:table-cell office:value-type="float" office:value="-0.136155" calcext:value-type="float">
            <text:p>-0.136155</text:p>
          </table:table-cell>
          <table:table-cell office:value-type="float" office:value="0.035845" calcext:value-type="float">
            <text:p>0.03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58 2018] distance,x,y,z,yaw,pitch,roll</text:p>
          </table:table-cell>
          <table:table-cell office:value-type="float" office:value="-1.505471" calcext:value-type="float">
            <text:p>-1.505471</text:p>
          </table:table-cell>
          <table:table-cell office:value-type="float" office:value="-0.139453" calcext:value-type="float">
            <text:p>-0.139453</text:p>
          </table:table-cell>
          <table:table-cell office:value-type="float" office:value="0.0536" calcext:value-type="float">
            <text:p>0.0536</text:p>
          </table:table-cell>
          <table:table-cell table:formula="of:=[.B12]-[.B11]" office:value-type="float" office:value="0.0133799999999999" calcext:value-type="float">
            <text:p>0.01338</text:p>
          </table:table-cell>
          <table:table-cell table:formula="of:=[.C12]-[.C11]" office:value-type="float" office:value="-0.003298" calcext:value-type="float">
            <text:p>-0.003298</text:p>
          </table:table-cell>
          <table:table-cell table:formula="of:=[.D12]-[.D11]" office:value-type="float" office:value="0.017755" calcext:value-type="float">
            <text:p>0.017755</text:p>
          </table:table-cell>
          <table:table-cell/>
        </table:table-row>
        <table:table-row table:style-name="ro1">
          <table:table-cell office:value-type="string" calcext:value-type="string">
            <text:p>Id:7 [Tue Mar 27 07:06:21 2018] distance,x,y,z,yaw,pitch,roll</text:p>
          </table:table-cell>
          <table:table-cell office:value-type="float" office:value="-1.51824" calcext:value-type="float">
            <text:p>-1.51824</text:p>
          </table:table-cell>
          <table:table-cell office:value-type="float" office:value="-0.142537" calcext:value-type="float">
            <text:p>-0.142537</text:p>
          </table:table-cell>
          <table:table-cell office:value-type="float" office:value="0.027279" calcext:value-type="float">
            <text:p>0.02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6:46 2018] distance,x,y,z,yaw,pitch,roll</text:p>
          </table:table-cell>
          <table:table-cell office:value-type="float" office:value="-1.502771" calcext:value-type="float">
            <text:p>-1.502771</text:p>
          </table:table-cell>
          <table:table-cell office:value-type="float" office:value="-0.136908" calcext:value-type="float">
            <text:p>-0.136908</text:p>
          </table:table-cell>
          <table:table-cell office:value-type="float" office:value="0.056011" calcext:value-type="float">
            <text:p>0.056011</text:p>
          </table:table-cell>
          <table:table-cell table:formula="of:=[.B14]-[.B13]" office:value-type="float" office:value="0.015469" calcext:value-type="float">
            <text:p>0.015469</text:p>
          </table:table-cell>
          <table:table-cell table:formula="of:=[.C14]-[.C13]" office:value-type="float" office:value="0.005629" calcext:value-type="float">
            <text:p>0.005629</text:p>
          </table:table-cell>
          <table:table-cell table:formula="of:=[.D14]-[.D13]" office:value-type="float" office:value="0.028732" calcext:value-type="float">
            <text:p>0.028732</text:p>
          </table:table-cell>
          <table:table-cell/>
        </table:table-row>
        <table:table-row table:style-name="ro1">
          <table:table-cell office:value-type="string" calcext:value-type="string">
            <text:p>Id:7 [Tue Mar 27 07:07:01 2018] distance,x,y,z,yaw,pitch,roll</text:p>
          </table:table-cell>
          <table:table-cell office:value-type="float" office:value="-1.517769" calcext:value-type="float">
            <text:p>-1.517769</text:p>
          </table:table-cell>
          <table:table-cell office:value-type="float" office:value="-0.13876" calcext:value-type="float">
            <text:p>-0.13876</text:p>
          </table:table-cell>
          <table:table-cell office:value-type="float" office:value="0.035091" calcext:value-type="float">
            <text:p>0.035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7:25 2018] distance,x,y,z,yaw,pitch,roll</text:p>
          </table:table-cell>
          <table:table-cell office:value-type="float" office:value="-1.501051" calcext:value-type="float">
            <text:p>-1.501051</text:p>
          </table:table-cell>
          <table:table-cell office:value-type="float" office:value="-0.138796" calcext:value-type="float">
            <text:p>-0.138796</text:p>
          </table:table-cell>
          <table:table-cell office:value-type="float" office:value="0.060535" calcext:value-type="float">
            <text:p>0.060535</text:p>
          </table:table-cell>
          <table:table-cell table:formula="of:=[.B16]-[.B15]" office:value-type="float" office:value="0.016718" calcext:value-type="float">
            <text:p>0.016718</text:p>
          </table:table-cell>
          <table:table-cell table:formula="of:=[.C16]-[.C15]" office:value-type="float" office:value="-0.0000360000000000082" calcext:value-type="float">
            <text:p>-3.60000000000082E-05</text:p>
          </table:table-cell>
          <table:table-cell table:formula="of:=[.D16]-[.D15]" office:value-type="float" office:value="0.025444" calcext:value-type="float">
            <text:p>0.025444</text:p>
          </table:table-cell>
          <table:table-cell/>
        </table:table-row>
        <table:table-row table:style-name="ro1">
          <table:table-cell office:value-type="string" calcext:value-type="string">
            <text:p>Id:7 [Tue Mar 27 07:08:04 2018] distance,x,y,z,yaw,pitch,roll</text:p>
          </table:table-cell>
          <table:table-cell office:value-type="float" office:value="-1.517655" calcext:value-type="float">
            <text:p>-1.517655</text:p>
          </table:table-cell>
          <table:table-cell office:value-type="float" office:value="-0.143602" calcext:value-type="float">
            <text:p>-0.143602</text:p>
          </table:table-cell>
          <table:table-cell office:value-type="float" office:value="0.032848" calcext:value-type="float">
            <text:p>0.032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8:37 2018] distance,x,y,z,yaw,pitch,roll</text:p>
          </table:table-cell>
          <table:table-cell office:value-type="float" office:value="-1.497021" calcext:value-type="float">
            <text:p>-1.497021</text:p>
          </table:table-cell>
          <table:table-cell office:value-type="float" office:value="-0.138438" calcext:value-type="float">
            <text:p>-0.138438</text:p>
          </table:table-cell>
          <table:table-cell office:value-type="float" office:value="0.069079" calcext:value-type="float">
            <text:p>0.069079</text:p>
          </table:table-cell>
          <table:table-cell table:formula="of:=[.B18]-[.B17]" office:value-type="float" office:value="0.020634" calcext:value-type="float">
            <text:p>0.020634</text:p>
          </table:table-cell>
          <table:table-cell table:formula="of:=[.C18]-[.C17]" office:value-type="float" office:value="0.00516399999999997" calcext:value-type="float">
            <text:p>0.005164</text:p>
          </table:table-cell>
          <table:table-cell table:formula="of:=[.D18]-[.D17]" office:value-type="float" office:value="0.036231" calcext:value-type="float">
            <text:p>0.036231</text:p>
          </table:table-cell>
          <table:table-cell/>
        </table:table-row>
        <table:table-row table:style-name="ro1">
          <table:table-cell office:value-type="string" calcext:value-type="string">
            <text:p>Id:7 [Tue Mar 27 07:10:25 2018] distance,x,y,z,yaw,pitch,roll</text:p>
          </table:table-cell>
          <table:table-cell office:value-type="float" office:value="-1.519666" calcext:value-type="float">
            <text:p>-1.519666</text:p>
          </table:table-cell>
          <table:table-cell office:value-type="float" office:value="-0.135323" calcext:value-type="float">
            <text:p>-0.135323</text:p>
          </table:table-cell>
          <table:table-cell office:value-type="float" office:value="0.036571" calcext:value-type="float">
            <text:p>0.036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0:55 2018] distance,x,y,z,yaw,pitch,roll</text:p>
          </table:table-cell>
          <table:table-cell office:value-type="float" office:value="-1.494184" calcext:value-type="float">
            <text:p>-1.494184</text:p>
          </table:table-cell>
          <table:table-cell office:value-type="float" office:value="-0.129781" calcext:value-type="float">
            <text:p>-0.129781</text:p>
          </table:table-cell>
          <table:table-cell office:value-type="float" office:value="0.065163" calcext:value-type="float">
            <text:p>0.065163</text:p>
          </table:table-cell>
          <table:table-cell table:formula="of:=[.B20]-[.B19]" office:value-type="float" office:value="0.025482" calcext:value-type="float">
            <text:p>0.025482</text:p>
          </table:table-cell>
          <table:table-cell table:formula="of:=[.C20]-[.C19]" office:value-type="float" office:value="0.00554199999999999" calcext:value-type="float">
            <text:p>0.005542</text:p>
          </table:table-cell>
          <table:table-cell table:formula="of:=[.D20]-[.D19]" office:value-type="float" office:value="0.028592" calcext:value-type="float">
            <text:p>0.028592</text:p>
          </table:table-cell>
          <table:table-cell/>
        </table:table-row>
        <table:table-row table:style-name="ro1">
          <table:table-cell office:value-type="string" calcext:value-type="string">
            <text:p>Id:7 [Tue Mar 27 07:11:15 2018] distance,x,y,z,yaw,pitch,roll</text:p>
          </table:table-cell>
          <table:table-cell office:value-type="float" office:value="-1.517393" calcext:value-type="float">
            <text:p>-1.517393</text:p>
          </table:table-cell>
          <table:table-cell office:value-type="float" office:value="-0.144841" calcext:value-type="float">
            <text:p>-0.144841</text:p>
          </table:table-cell>
          <table:table-cell office:value-type="float" office:value="0.030074" calcext:value-type="float">
            <text:p>0.03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1:43 2018] distance,x,y,z,yaw,pitch,roll</text:p>
          </table:table-cell>
          <table:table-cell office:value-type="float" office:value="-1.492239" calcext:value-type="float">
            <text:p>-1.492239</text:p>
          </table:table-cell>
          <table:table-cell office:value-type="float" office:value="-0.136914" calcext:value-type="float">
            <text:p>-0.136914</text:p>
          </table:table-cell>
          <table:table-cell office:value-type="float" office:value="0.075226" calcext:value-type="float">
            <text:p>0.075226</text:p>
          </table:table-cell>
          <table:table-cell table:formula="of:=[.B22]-[.B21]" office:value-type="float" office:value="0.0251539999999999" calcext:value-type="float">
            <text:p>0.025154</text:p>
          </table:table-cell>
          <table:table-cell table:formula="of:=[.C22]-[.C21]" office:value-type="float" office:value="0.00792700000000002" calcext:value-type="float">
            <text:p>0.007927</text:p>
          </table:table-cell>
          <table:table-cell table:formula="of:=[.D22]-[.D21]" office:value-type="float" office:value="0.045152" calcext:value-type="float">
            <text:p>0.04515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57:5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875" calcext:value-type="float">
            <text:p>357.18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58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6.9375" calcext:value-type="float">
            <text:p>176.937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0.5625" calcext:value-type="float">
            <text:p>-0.562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1:0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1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" calcext:value-type="float">
            <text:p>177</text:p>
          </table:table-cell>
          <table:table-cell table:formula="of:=[.C28]-[.C27]" office:value-type="float" office:value="-0.0625" calcext:value-type="float">
            <text:p>-0.0625</text:p>
          </table:table-cell>
          <table:table-cell table:formula="of:=[.D28]-[.D27]" office:value-type="float" office:value="-1.125" calcext:value-type="float">
            <text:p>-1.1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7:02:0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5" calcext:value-type="float">
            <text:p>2.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2:2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5625" calcext:value-type="float">
            <text:p>-1.5625</text:p>
          </table:table-cell>
          <table:table-cell table:formula="of:=[.E30]-[.E2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2:4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3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" calcext:value-type="float">
            <text:p>35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76.9375" calcext:value-type="float">
            <text:p>176.9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2.25" calcext:value-type="float">
            <text:p>-2.25</text:p>
          </table:table-cell>
          <table:table-cell table:formula="of:=[.E32]-[.E31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4:2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9375" calcext:value-type="float">
            <text:p>356.9375</text:p>
          </table:table-cell>
          <table:table-cell office:value-type="float" office:value="-1.25" calcext:value-type="float">
            <text:p>-1.25</text:p>
          </table:table-cell>
          <table:table-cell office:value-type="float" office:value="176.875" calcext:value-type="float">
            <text:p>176.8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3.5" calcext:value-type="float">
            <text:p>-3.5</text:p>
          </table:table-cell>
          <table:table-cell table:formula="of:=[.E34]-[.E3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5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5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176.75" calcext:value-type="float">
            <text:p>176.7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3.875" calcext:value-type="float">
            <text:p>-3.875</text:p>
          </table:table-cell>
          <table:table-cell table:formula="of:=[.E36]-[.E35]" office:value-type="float" office:value="-0.3125" calcext:value-type="float">
            <text:p>-0.3125</text:p>
          </table:table-cell>
        </table:table-row>
        <table:table-row table:style-name="ro1">
          <table:table-cell office:value-type="string" calcext:value-type="string">
            <text:p>[2018-03-27 07:06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6:46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2.3125" calcext:value-type="float">
            <text:p>-2.3125</text:p>
          </table:table-cell>
          <table:table-cell office:value-type="float" office:value="176.6875" calcext:value-type="float">
            <text:p>176.6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4.4375" calcext:value-type="float">
            <text:p>-4.4375</text:p>
          </table:table-cell>
          <table:table-cell table:formula="of:=[.E38]-[.E37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7:0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0.25" calcext:value-type="float">
            <text:p>0.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7:25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0" calcext:value-type="float">
            <text:p>0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176.625" calcext:value-type="float">
            <text:p>176.6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5.125" calcext:value-type="float">
            <text:p>-5.125</text:p>
          </table:table-cell>
          <table:table-cell table:formula="of:=[.E40]-[.E39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8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625" calcext:value-type="float">
            <text:p>359.6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8:37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3.4375" calcext:value-type="float">
            <text:p>-3.4375</text:p>
          </table:table-cell>
          <table:table-cell office:value-type="float" office:value="176.625" calcext:value-type="float">
            <text:p>176.625</text:p>
          </table:table-cell>
          <table:table-cell table:formula="of:=[.C42]-[.C41]" office:value-type="float" office:value="-0.25" calcext:value-type="float">
            <text:p>-0.25</text:p>
          </table:table-cell>
          <table:table-cell table:formula="of:=[.D42]-[.D41]" office:value-type="float" office:value="-5.75" calcext:value-type="float">
            <text:p>-5.75</text:p>
          </table:table-cell>
          <table:table-cell table:formula="of:=[.E42]-[.E41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10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0:5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4" calcext:value-type="float">
            <text:p>-4</text:p>
          </table:table-cell>
          <table:table-cell office:value-type="float" office:value="176.5625" calcext:value-type="float">
            <text:p>176.5625</text:p>
          </table:table-cell>
          <table:table-cell table:formula="of:=[.C44]-[.C43]" office:value-type="float" office:value="-0.1875" calcext:value-type="float">
            <text:p>-0.1875</text:p>
          </table:table-cell>
          <table:table-cell table:formula="of:=[.D44]-[.D43]" office:value-type="float" office:value="-6.375" calcext:value-type="float">
            <text:p>-6.375</text:p>
          </table:table-cell>
          <table:table-cell table:formula="of:=[.E44]-[.E43]" office:value-type="float" office:value="-0.4375" calcext:value-type="float">
            <text:p>-0.4375</text:p>
          </table:table-cell>
        </table:table-row>
        <table:table-row table:style-name="ro1">
          <table:table-cell office:value-type="string" calcext:value-type="string">
            <text:p>[2018-03-27 07:11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1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25" calcext:value-type="float">
            <text:p>359.25</text:p>
          </table:table-cell>
          <table:table-cell office:value-type="float" office:value="-5.125" calcext:value-type="float">
            <text:p>-5.125</text:p>
          </table:table-cell>
          <table:table-cell office:value-type="float" office:value="176.5" calcext:value-type="float">
            <text:p>176.5</text:p>
          </table:table-cell>
          <table:table-cell table:formula="of:=[.C46]-[.C45]" office:value-type="float" office:value="-0.3125" calcext:value-type="float">
            <text:p>-0.3125</text:p>
          </table:table-cell>
          <table:table-cell table:formula="of:=[.D46]-[.D45]" office:value-type="float" office:value="-7.6875" calcext:value-type="float">
            <text:p>-7.6875</text:p>
          </table:table-cell>
          <table:table-cell table:formula="of:=[.E46]-[.E45]"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2:44:32.482799693</dc:date>
    <meta:editing-duration>PT11M30S</meta:editing-duration>
    <meta:editing-cycles>8</meta:editing-cycles>
    <meta:generator>LibreOffice/5.4.5.1$Linux_X86_64 LibreOffice_project/40m0$Build-1</meta:generator>
    <meta:document-statistic meta:table-count="5" meta:cell-count="1064" meta:object-count="0"/>
  </office:meta>
</office:document-meta>
</file>